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StringTypes" style:family="table">
      <style:table-properties style:rel-width="100%" table:align="left" fo:background-color="transparent" fo:keep-with-next="always">
        <style:background-image/>
      </style:table-properties>
    </style:style>
    <style:style style:name="StringTypes.A" style:family="table-column">
      <style:table-column-properties style:rel-column-width="2938*"/>
    </style:style>
    <style:style style:name="StringTypes.B" style:family="table-column">
      <style:table-column-properties style:rel-column-width="3778*"/>
    </style:style>
    <style:style style:name="StringTypes.C" style:family="table-column">
      <style:table-column-properties style:rel-column-width="3256*"/>
    </style:style>
    <style:style style:name="StringTypes.1" style:family="table-row">
      <style:table-row-properties fo:background-color="transparent">
        <style:background-image/>
      </style:table-row-properties>
    </style:style>
    <style:style style:name="StringTypes.A1" style:family="table-cell">
      <style:table-cell-properties fo:background-color="#999999" fo:padding="0.0382in" fo:border-left="0.05pt solid #000000" fo:border-right="none" fo:border-top="0.05pt solid #000000" fo:border-bottom="0.05pt solid #000000">
        <style:background-image/>
      </style:table-cell-properties>
    </style:style>
    <style:style style:name="StringTypes.C1" style:family="table-cell">
      <style:table-cell-properties fo:background-color="#999999" fo:padding="0.0382in" fo:border="0.05pt solid #000000">
        <style:background-image/>
      </style:table-cell-properties>
    </style:style>
    <style:style style:name="StringTypes.A2" style:family="table-cell">
      <style:table-cell-properties fo:padding="0.0382in" fo:border-left="0.05pt solid #000000" fo:border-right="none" fo:border-top="none" fo:border-bottom="0.05pt solid #000000"/>
    </style:style>
    <style:style style:name="StringTypes.B2" style:family="table-cell">
      <style:table-cell-properties fo:padding="0.0382in" fo:border-left="0.05pt solid #000000" fo:border-right="none" fo:border-top="none" fo:border-bottom="0.05pt solid #000000"/>
    </style:style>
    <style:style style:name="StringTypes.C2" style:family="table-cell">
      <style:table-cell-properties fo:padding="0.0382in" fo:border-left="0.05pt solid #000000" fo:border-right="0.05pt solid #000000" fo:border-top="none" fo:border-bottom="0.05pt solid #000000"/>
    </style:style>
    <style:style style:name="StringTypes.A3" style:family="table-cell">
      <style:table-cell-properties fo:padding="0.0382in" fo:border-left="0.05pt solid #000000" fo:border-right="none" fo:border-top="none" fo:border-bottom="0.05pt solid #000000"/>
    </style:style>
    <style:style style:name="StringTypes.B3" style:family="table-cell">
      <style:table-cell-properties fo:padding="0.0382in" fo:border-left="0.05pt solid #000000" fo:border-right="none" fo:border-top="none" fo:border-bottom="0.05pt solid #000000"/>
    </style:style>
    <style:style style:name="StringTypes.C3" style:family="table-cell">
      <style:table-cell-properties fo:padding="0.0382in" fo:border-left="0.05pt solid #000000" fo:border-right="0.05pt solid #000000" fo:border-top="none" fo:border-bottom="0.05pt solid #000000"/>
    </style:style>
    <style:style style:name="StringTypes.A4" style:family="table-cell">
      <style:table-cell-properties fo:padding="0.0382in" fo:border-left="0.05pt solid #000000" fo:border-right="none" fo:border-top="none" fo:border-bottom="0.05pt solid #000000"/>
    </style:style>
    <style:style style:name="StringTypes.B4" style:family="table-cell">
      <style:table-cell-properties fo:padding="0.0382in" fo:border-left="0.05pt solid #000000" fo:border-right="none" fo:border-top="none" fo:border-bottom="0.05pt solid #000000"/>
    </style:style>
    <style:style style:name="StringTypes.C4" style:family="table-cell">
      <style:table-cell-properties fo:padding="0.0382in" fo:border-left="0.05pt solid #000000" fo:border-right="0.05pt solid #000000" fo:border-top="none" fo:border-bottom="0.05pt solid #000000"/>
    </style:style>
    <style:style style:name="StringTypes.A5" style:family="table-cell">
      <style:table-cell-properties fo:padding="0.0382in" fo:border-left="0.05pt solid #000000" fo:border-right="none" fo:border-top="none" fo:border-bottom="0.05pt solid #000000"/>
    </style:style>
    <style:style style:name="StringTypes.B5" style:family="table-cell">
      <style:table-cell-properties fo:padding="0.0382in" fo:border-left="0.05pt solid #000000" fo:border-right="none" fo:border-top="none" fo:border-bottom="0.05pt solid #000000"/>
    </style:style>
    <style:style style:name="StringTypes.C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53f2ae"/>
    </style:style>
    <style:style style:name="P2" style:family="paragraph" style:parent-style-name="Code">
      <style:text-properties officeooo:rsid="005aacda" officeooo:paragraph-rsid="005aacda"/>
    </style:style>
    <style:style style:name="P3" style:family="paragraph" style:parent-style-name="output">
      <style:text-properties officeooo:paragraph-rsid="005aacda"/>
    </style:style>
    <style:style style:name="P4" style:family="paragraph" style:parent-style-name="Heading_20_1">
      <style:paragraph-properties fo:break-before="page"/>
    </style:style>
    <style:style style:name="T1" style:family="text">
      <style:text-properties style:font-name="Arial" fo:font-size="12pt" officeooo:rsid="004a7394" style:font-size-asian="12pt" style:font-size-complex="12pt"/>
    </style:style>
    <style:style style:name="T2" style:family="text">
      <style:text-properties officeooo:rsid="001c26cb"/>
    </style:style>
    <style:style style:name="T3" style:family="text">
      <style:text-properties officeooo:rsid="00426a68"/>
    </style:style>
    <style:style style:name="T4" style:family="text">
      <style:text-properties officeooo:rsid="00447e96"/>
    </style:style>
    <style:style style:name="T5" style:family="text">
      <style:text-properties officeooo:rsid="0049ae08"/>
    </style:style>
    <style:style style:name="T6" style:family="text">
      <style:text-properties officeooo:rsid="0053f2ae"/>
    </style:style>
    <style:style style:name="T7" style:family="text">
      <style:text-properties officeooo:rsid="0055a579"/>
    </style:style>
    <style:style style:name="T8" style:family="text">
      <style:text-properties officeooo:rsid="005800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hapter 4 -String Data Types </text:h>
      <text:p text:style-name="Text_20_body"/>
      <text:p text:style-name="Text_20_body"/>
      <text:p text:style-name="Standard"/>
      <text:h text:style-name="Heading_20_2" text:outline-level="2">Introduction to Strings</text:h>
      <text:p text:style-name="P1">Strings are an essential part of programming. <text:span text:style-name="T5">P</text:span>roper manipulation of strings is an essential skill for any programmer. <text:s/><text:span text:style-name="T5">S</text:span>trings <text:span text:style-name="T5">are used </text:span>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Standard"/>
      <text:p text:style-name="Standard">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Standard"/>
      <text:p text:style-name="Standard">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Standard"/>
      <text:p text:style-name="Standard">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Standard"/>
      <text:p text:style-name="Standard"><text:soft-page-break/>While computers have grown in both speed and capacity, the basic computing processes haven't changed since the 1950's. The next revolution in computing won't be quantum processors or holographic memory; it will be when computers can understand language. </text:p>
      <text:p text:style-name="Standard"/>
      <text:p text:style-name="Standard">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 terminated array of Char, where Char can be interpreted as both a character and number.</text:p>
      <text:p text:style-name="Standard"/>
      <text:p text:style-name="Standard">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Standard"/>
      <text:p text:style-name="Standard">FreeBasic has four intrinsic string data types, listed in the following table. </text:p>
      <text:p text:style-name="Standard"/>
      <table:table table:name="StringTypes" table:style-name="StringTypes">
        <table:table-column table:style-name="StringTypes.A"/>
        <table:table-column table:style-name="StringTypes.B"/>
        <table:table-column table:style-name="StringTypes.C"/>
        <table:table-header-rows>
          <table:table-row table:style-name="StringTypes.1">
            <table:table-cell table:style-name="StringTypes.A1" office:value-type="string">
              <text:p text:style-name="Table_20_Heading">String Type</text:p>
            </table:table-cell>
            <table:table-cell table:style-name="StringTypes.A1" office:value-type="string">
              <text:p text:style-name="Table_20_Heading"><text:s/>Declaration </text:p>
            </table:table-cell>
            <table:table-cell table:style-name="StringTypes.C1" office:value-type="string">
              <text:p text:style-name="Table_20_Heading">Purpose </text:p>
            </table:table-cell>
          </table:table-row>
        </table:table-header-rows>
        <table:table-row table:style-name="StringTypes.1">
          <table:table-cell table:style-name="StringTypes.A2" office:value-type="string">
            <text:p text:style-name="Table_20_Contents">Dynamic String </text:p>
          </table:table-cell>
          <table:table-cell table:style-name="StringTypes.B2" office:value-type="string">
            <text:p text:style-name="Table_20_Contents">Dim myString as String </text:p>
          </table:table-cell>
          <table:table-cell table:style-name="StringTypes.C2" office:value-type="string">
            <text:p text:style-name="Table_20_Contents">8-bit string that is dynamically allocated and automatically resized. </text:p>
          </table:table-cell>
        </table:table-row>
        <table:table-row table:style-name="StringTypes.1">
          <table:table-cell table:style-name="StringTypes.A2" office:value-type="string">
            <text:p text:style-name="Table_20_Contents">Fixed Length String </text:p>
          </table:table-cell>
          <table:table-cell table:style-name="StringTypes.B2" office:value-type="string">
            <text:p text:style-name="Table_20_Contents">Dim myString as String * length </text:p>
          </table:table-cell>
          <table:table-cell table:style-name="StringTypes.C3" office:value-type="string">
            <text:p text:style-name="Table_20_Contents">8-bit, fixed-length string.</text:p>
          </table:table-cell>
        </table:table-row>
        <table:table-row table:style-name="StringTypes.1">
          <table:table-cell table:style-name="StringTypes.A2" office:value-type="string">
            <text:p text:style-name="Table_20_Contents">Zstring</text:p>
          </table:table-cell>
          <table:table-cell table:style-name="StringTypes.B2" office:value-type="string">
            <text:p text:style-name="Table_20_Contents">Dim myString as Zstring * length </text:p>
            <text:p text:style-name="Table_20_Contents">Dim myString as Zstring Ptr </text:p>
          </table:table-cell>
          <table:table-cell table:style-name="StringTypes.C4" office:value-type="string">
            <text:p text:style-name="Table_20_Contents">8-bit, fixed-length, Null terminated character string. A Zstring is a C-style string. </text:p>
          </table:table-cell>
        </table:table-row>
        <table:table-row table:style-name="StringTypes.1">
          <table:table-cell table:style-name="StringTypes.A5" office:value-type="string">
            <text:p text:style-name="Table_20_Contents">Wstring </text:p>
          </table:table-cell>
          <table:table-cell table:style-name="StringTypes.B5" office:value-type="string">
            <text:p text:style-name="Table_20_Contents">Dim myString as Wstring *length <text:s/></text:p>
            <text:p text:style-name="Table_20_Contents">Dim myString as Wstring Ptr </text:p>
          </table:table-cell>
          <table:table-cell table:style-name="StringTypes.C5" office:value-type="string">
            <text:p text:style-name="Table_20_Contents">16-bit, fixed-length, Null terminated string used with Unicode functions. </text:p>
          </table:table-cell>
        </table:table-row>
      </table:table>
      <text:p text:style-name="Table">Table <text:span text:style-name="T6">4.1</text:span>: <text:s/>Intrinsic FreeBasic String Data Types</text:p>
      <text:p text:style-name="Table"/>
      <text:p text:style-name="Standard">All FreeBasic strings can hold up to 2 GB of data, or up to the amount of memory on your computer. </text:p>
      <text:h text:style-name="Heading_20_2" text:outline-level="2"><text:soft-page-break/>Dynamic Strings </text:h>
      <text:p text:style-name="Standard">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2">The following program will show an example of dynamic strings at work.</text:span></text:p>
      <text:p text:style-name="Standard"/>
      <text:p text:style-name="Code">'Define some Dynamic strings </text:p>
      <text:p text:style-name="Code">Dim MyString As String <text:s text:c="2"/></text:p>
      <text:p text:style-name="Code">Dim MyString2 as String</text:p>
      <text:p text:style-name="Code"/>
      <text:p text:style-name="Code">MyString = "Hello" ' assign a value to the string and print it out</text:p>
      <text:p text:style-name="Code">Print MyString</text:p>
      <text:p text:style-name="Code"/>
      <text:p text:style-name="Code">MyString += ", world!" ' Append a second string to the first. </text:p>
      <text:p text:style-name="Code">Print Mystring</text:p>
      <text:p text:style-name="Code"/>
      <text:p text:style-name="Code">' Assign a value to the second string and concatenate them </text:p>
      <text:p text:style-name="Code">' together. <text:s/></text:p>
      <text:p text:style-name="Code">Mystring2 = "Welcome to FreeBASIC"</text:p>
      <text:p text:style-name="Code">Print MyString + "! " + Mystring2 + "!"</text:p>
      <text:p text:style-name="Code"/>
      <text:p text:style-name="Code">Sleep </text:p>
      <text:p text:style-name="P2">end</text:p>
      <text:p text:style-name="Text"><text:span text:style-name="T4">Listing</text:span> <text:span text:style-name="T6">4.1</text:span>: <text:span text:style-name="T1">DynamicStr.bas </text:span></text:p>
      <text:p text:style-name="Standard">When you run the program you should see the following output. </text:p>
      <text:p text:style-name="Standard"/>
      <text:p text:style-name="P3">Hello</text:p>
      <text:p text:style-name="P3">Hello, world!</text:p>
      <text:p text:style-name="P3">Hello, world!! Welcome to FreeBASIC!</text:p>
      <text:p text:style-name="Text">Output <text:span text:style-name="T4">4</text:span>.<text:span text:style-name="T8">1</text:span>: Output of DynamicStr.bas </text:p>
      <text:p text:style-name="Standard"/>
      <text:p text:style-name="Standard">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Standard"/>
      <text:p text:style-name="caution"><text:soft-page-break/>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Instead of using strings to read binary data, you should byte arrays instead. <text:s/>Since a dynamic string is actually a pointer to a string descriptor, you cannot use dynamic strings in type definitions that you are going to save to a file. You should use a fixed length string instead. </text:p>
      <text:p text:style-name="Standard"/>
      <text:h text:style-name="Heading_20_2" text:outline-level="2">Fixed Length Strings </text:h>
      <text:p text:style-name="Standard"/>
      <text:p text:style-name="Standard">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Standard"/>
      <text:p text:style-name="Standard">The following short program illustrates creating and using a fixed length string. </text:p>
      <text:p text:style-name="Standard"/>
      <text:p text:style-name="Code">'Define a fixed length string that can hold up to 20 characters</text:p>
      <text:p text:style-name="Code">Dim myFString As String * 20 </text:p>
      <text:p text:style-name="Code"/>
      <text:p text:style-name="Code">'Save some data in the string </text:p>
      <text:p text:style-name="Code">myFString = "This should fit." </text:p>
      <text:p text:style-name="Code">Print myFString ' <text:s/>String is shorter than 20 Characters, the</text:p>
      <text:p text:style-name="Code"><text:tab/><text:tab/><text:tab/> ' <text:s/>whole string is printed</text:p>
      <text:p text:style-name="Code"/>
      <text:p text:style-name="Code">'This data will be truncated. </text:p>
      <text:p text:style-name="Code">myFString = "This string will be truncated." </text:p>
      <text:p text:style-name="Code">Print myFString <text:tab/>' String is longer than 20 characters, the</text:p>
      <text:p text:style-name="Code"><text:tab/><text:tab/><text:tab/><text:tab/>' String will be truncated. </text:p>
      <text:p text:style-name="Code">Sleep </text:p>
      <text:p text:style-name="Code">End </text:p>
      <text:p text:style-name="Text">Listing <text:span text:style-name="T7">4.2</text:span>: fixedstr.bas </text:p>
      <text:p text:style-name="Standard"/>
      <text:p text:style-name="Standard">When you run the program you should see the following output. </text:p>
      <text:p text:style-name="Standard"/>
      <text:p text:style-name="output">This should fit.</text:p>
      <text:p text:style-name="output">This string will be</text:p>
      <text:p text:style-name="Text"><text:soft-page-break/>Output <text:span text:style-name="T4">4</text:span>.2: Output of fixedstr.bas </text:p>
      <text:p text:style-name="Standard"/>
      <text:p text:style-name="Standard">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Standard"/>
      <text:h text:style-name="Heading_20_2" text:outline-level="2">Zstrings </text:h>
      <text:p text:style-name="Standard">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 </text:p>
      <text:p text:style-name="Standard"/>
      <text:p text:style-name="Standard">Unlike fixed strings however, Zstrings can be dynamically managed by declaring a Zstring pointer and using the associated memory functions. When using a dynamically allocated Zstring, you must be careful not to overwrite the size of the string, as this will overwrite parts of memory not contained in the string and may cause the program or even the operating system to crash. </text:p>
      <text:p text:style-name="Standard"/>
      <text:p text:style-name="Standard">When using either type of Zstring, FreeBasic will manage the terminating Null character for you, but the storage size of a Zstring will be 1 less than the defined size since the Null character occupies the last character position. When calculating the size of a Zstring be sure to add 1 to the value to account for the Null terminator. Zstrings will be discussed in more detail in the chapter on using the C runtime Library. <text:s/></text:p>
      <text:h text:style-name="Heading_20_2" text:outline-level="2">Wstrings </text:h>
      <text:p text:style-name="Standard">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text:s/><text:span text:style-name="T3">are beyond the scope of this guide. More information and examples can be found on the FreeBasic website.</text:span></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style:contextual-spacing="false" fo:text-indent="0in" style:auto-text-indent="false" style:page-number="auto" fo:padding="0in" fo:border="0.06pt solid #000000">
        <style:tab-stops/>
      </style:paragraph-properties>
      <style:text-properties style:font-name="Courier New2"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9 String Data Types </dc:title>
    <dc:date>2023-05-27T05:21:58.669000000</dc:date>
    <meta:editing-duration>PT9H31M2S</meta:editing-duration>
    <meta:editing-cycles>33</meta:editing-cycles>
    <meta:generator>LibreOffice/7.5.3.2$Windows_X86_64 LibreOffice_project/9f56dff12ba03b9acd7730a5a481eea045e468f3</meta:generator>
    <meta:print-date>2019-04-18T20:32:07.123538586</meta:print-date>
    <meta:document-statistic meta:table-count="1" meta:image-count="0" meta:object-count="0" meta:page-count="5" meta:paragraph-count="81" meta:word-count="1644" meta:character-count="9759" meta:non-whitespace-character-count="8117"/>
    <meta:template xlink:type="simple" xlink:actuate="onRequest" xlink:title="Conventions Used in the Book " xlink:href="../../templates/fbuserguide%20style%20sheet..ott" meta:date="2023-05-27T03:53:08.220000000"/>
  </office:meta>
</office:document-meta>
</file>